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ersistenceManagedTypes.getManaged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ersistenceManagedTypes.getManagedClas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ersistenceManagedTypes.getPersistenceUnitRoo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ersistenceManagedTypes.SimplePersistenceManagedTypes( List &lt; String &gt; managedClassNames , List &lt; String &gt; managed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ersistenceManagedTypes.SimplePersistenceManagedTypes( List &lt; String &gt; managedClassNames , List &lt; String &gt; managedPackages , @ Nullable URL persistenceUnitRoo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